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095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4.62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Mono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Mono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ime seconds</text:p>
          </table:table-cell>
          <table:table-cell office:value-type="string" calcext:value-type="string">
            <text:p>805 / 1e-3</text:p>
          </table:table-cell>
          <table:table-cell office:value-type="string" calcext:value-type="string">
            <text:p>1617 / 5e-4</text:p>
          </table:table-cell>
          <table:table-cell office:value-type="string" calcext:value-type="string">
            <text:p>7778/ 1e-4</text:p>
          </table:table-cell>
          <table:table-cell office:value-type="string" calcext:value-type="string">
            <text:p>6e-5 / 13117</text:p>
          </table:table-cell>
          <table:table-cell/>
        </table:table-row>
        <table:table-row table:style-name="ro1">
          <table:table-cell office:value-type="string" calcext:value-type="string">
            <text:p>Fd stochastic 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3.66</text:p>
          </table:table-cell>
          <table:table-cell office:value-type="string" calcext:value-type="string">
            <text:p>22.40</text:p>
          </table:table-cell>
          <table:table-cell office:value-type="string" calcext:value-type="string">
            <text:p>36.7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d exac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6.65 / Rinverse 1.09</text:p>
          </table:table-cell>
          <table:table-cell office:value-type="string" calcext:value-type="string">
            <text:p>Rinverse 106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44.7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xact batch seq(10^-6,10^-3,by=5*10^-6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42.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tochastic batch seq(10^-6,10^-3,by=5*10^-6)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42.12</text:p>
          </table:table-cell>
          <table:table-cell office:value-type="string" calcext:value-type="string">
            <text:p>279.8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tochastic Colli Colombo batch 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" office:value-type="string" calcext:value-type="string">
            <text:p>1.000000e-05 2.154435e-05 4.641589e-05 1.000000e-04 2.154435e-04 4.641589e-04 1.000000e-03 2.154435e-03 4.641589e-03 1.000000e-0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Lseq(10^-5,0.01,10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&gt;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chastic batch <text:s/>vecchio </text:p>
          </table:table-cell>
          <table:table-cell table:number-columns-repeated="3"/>
          <table:table-cell office:value-type="string" calcext:value-type="string">
            <text:p>12.4</text:p>
          </table:table-cell>
          <table:table-cell/>
        </table:table-row>
        <table:table-row table:style-name="ro1">
          <table:table-cell office:value-type="string" calcext:value-type="string">
            <text:p>stochastic batch <text:s/>nuovo</text:p>
          </table:table-cell>
          <table:table-cell table:number-columns-repeated="3"/>
          <table:table-cell office:value-type="string" calcext:value-type="string">
            <text:p>10.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d stochastic <text:s/>nuovo</text:p>
          </table:table-cell>
          <table:table-cell table:number-columns-repeated="2"/>
          <table:table-cell office:value-type="string" calcext:value-type="string">
            <text:p>18.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vecchi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Timinng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a fdAPDERlaplace.CPP vecchio</text:p>
          </table:table-cell>
          <table:table-cell office:value-type="string" calcext:value-type="string">
            <text:p>1min 50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1 min 27 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a fdAPDERlaplace.CPP nuovo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00-00-00</text:date>, <text:time style:data-style-name="N2" text:time-value="22:44:26.39279611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4T19:11:27.507395807</meta:creation-date>
    <dc:date>2020-05-13T22:45:13.299428240</dc:date>
    <meta:editing-duration>PT4H21M34S</meta:editing-duration>
    <meta:editing-cycles>13</meta:editing-cycles>
    <meta:generator>LibreOffice/6.3.5.2$Linux_X86_64 LibreOffice_project/30$Build-2</meta:generator>
    <meta:document-statistic meta:table-count="1" meta:cell-count="45" meta:object-count="0"/>
  </office:meta>
</office:document-meta>
</file>